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ans2" svg:font-family="FreeSans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 style:master-page-name="Standard">
      <style:paragraph-properties fo:margin-top="0.353cm" fo:margin-bottom="0.212cm" loext:contextual-spacing="false" style:page-number="auto"/>
    </style:style>
    <style:style style:name="P2" style:family="paragraph" style:parent-style-name="Standard">
      <style:text-properties officeooo:paragraph-rsid="000d0f0d"/>
    </style:style>
    <style:style style:name="P3" style:family="paragraph" style:parent-style-name="Standard">
      <style:text-properties officeooo:paragraph-rsid="000dede5"/>
    </style:style>
    <style:style style:name="P4" style:family="paragraph" style:parent-style-name="Standard">
      <style:text-properties officeooo:paragraph-rsid="000f610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d0f0d"/>
    </style:style>
    <style:style style:name="T3" style:family="text">
      <style:text-properties style:text-underline-style="solid" style:text-underline-width="auto" style:text-underline-color="font-color" officeooo:rsid="000dede5"/>
    </style:style>
    <style:style style:name="T4" style:family="text">
      <style:text-properties style:text-underline-style="solid" style:text-underline-width="auto" style:text-underline-color="font-color" officeooo:rsid="000f6103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0d0f0d"/>
    </style:style>
    <style:style style:name="T7" style:family="text">
      <style:text-properties style:text-underline-style="none" officeooo:rsid="000dede5"/>
    </style:style>
    <style:style style:name="T8" style:family="text">
      <style:text-properties style:text-underline-style="none" officeooo:rsid="000f6103"/>
    </style:style>
    <style:style style:name="T9" style:family="text">
      <style:text-properties officeooo:rsid="000d0f0d"/>
    </style:style>
    <style:style style:name="T10" style:family="text">
      <style:text-properties officeooo:rsid="000dede5"/>
    </style:style>
    <style:style style:name="T11" style:family="text">
      <style:text-properties officeooo:rsid="000f610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Модуль <text:span text:style-name="T9">Lab7</text:span></text:h>
      <text:h text:style-name="Heading_20_3" text:outline-level="3">Метод <text:span text:style-name="T9">pos_return</text:span></text:h>
      <text:p text:style-name="Heading">Тест №<text:span text:style-name="T9">1</text:span></text:p>
      <text:p text:style-name="P3"><text:span text:style-name="T1">Цель:</text:span><text:span text:style-name="T5"> </text:span><text:span text:style-name="T6">проверить </text:span><text:span text:style-name="T7">позицию курсора в тексте</text:span></text:p>
      <text:p text:style-name="Standard"><text:span text:style-name="T1">Тип:</text:span> <text:span text:style-name="T9">позитивный</text:span></text:p>
      <text:p text:style-name="Standard"><text:span text:style-name="T1">Входные данные:</text:span> <text:span text:style-name="T9">0</text:span></text:p>
      <text:p text:style-name="Standard"><text:span text:style-name="T1">Ожидаемый результат: </text:span><text:span text:style-name="T2">метод должен вернуть позицию курсора равную 0</text:span></text:p>
      <text:p text:style-name="Standard"/>
      <text:p text:style-name="Heading">Тест №<text:span text:style-name="T9">2</text:span></text:p>
      <text:p text:style-name="P3"><text:span text:style-name="T1">Цель:</text:span><text:span text:style-name="T5"> </text:span><text:span text:style-name="T6">проверить </text:span><text:span text:style-name="T7">позицию курсора в тексте</text:span></text:p>
      <text:p text:style-name="P2"><text:span text:style-name="T1">Тип:</text:span> <text:span text:style-name="T9">негативный</text:span></text:p>
      <text:p text:style-name="P2"><text:span text:style-name="T1">Входные данные:</text:span> -<text:span text:style-name="T9">1</text:span></text:p>
      <text:p text:style-name="P2"><text:span text:style-name="T1">Ожидаемый результат: </text:span><text:span text:style-name="T2">метод должен вернуть позицию курсора равную 0, следовательно не равную -1</text:span></text:p>
      <text:p text:style-name="Standard"/>
      <text:h text:style-name="Heading_20_3" text:outline-level="3">Метод <text:span text:style-name="T10">create_text</text:span></text:h>
      <text:p text:style-name="Heading">Тест №<text:span text:style-name="T10">1</text:span></text:p>
      <text:p text:style-name="P3"><text:span text:style-name="T1">Цель:</text:span><text:span text:style-name="T5"> </text:span><text:span text:style-name="T6">проверить создание текста</text:span></text:p>
      <text:p text:style-name="P3"><text:span text:style-name="T1">Тип:</text:span> <text:span text:style-name="T10">позитивный</text:span></text:p>
      <text:p text:style-name="P3"><text:span text:style-name="T1">Входные данные:</text:span> <text:span text:style-name="T10">тестовый текст</text:span></text:p>
      <text:p text:style-name="P3"><text:span text:style-name="T1">Ожидаемый результат: </text:span><text:span text:style-name="T3">должен создаться объект типа text с соответствующим тестовым текстом</text:span></text:p>
      <text:p text:style-name="Heading">Тест №<text:span text:style-name="T11">2</text:span></text:p>
      <text:p text:style-name="P4"><text:span text:style-name="T1">Цель:</text:span><text:span text:style-name="T5"> </text:span><text:span text:style-name="T6">проверить </text:span><text:span text:style-name="T8">корректное </text:span><text:span text:style-name="T6">создание текста</text:span></text:p>
      <text:p text:style-name="P4"><text:span text:style-name="T1">Тип:</text:span> <text:span text:style-name="T10">позитивный</text:span></text:p>
      <text:p text:style-name="P4"><text:span text:style-name="T1">Входные данные:</text:span> <text:span text:style-name="T10">тестовый текст <text:s/>и проверочный текст</text:span></text:p>
      <text:p text:style-name="P4"><text:span text:style-name="T1">Ожидаемый результат: </text:span><text:span text:style-name="T3">должен создаться объект типа text с соответствующим тестовым текстом</text:span><text:span text:style-name="T4">, далее проводится сверка с проверочным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Sans2" svg:font-family="FreeSans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Noto Sans CJK SC Regular" style:font-family-asian="'Noto Sans CJK SC Regular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09:04:53.511097200</meta:creation-date>
    <dc:date>2018-06-06T14:20:14.867456249</dc:date>
    <meta:editing-cycles>3</meta:editing-cycles>
    <meta:editing-duration>PT16M9S</meta:editing-duration>
    <meta:document-statistic meta:table-count="0" meta:image-count="0" meta:object-count="0" meta:page-count="1" meta:paragraph-count="23" meta:word-count="109" meta:character-count="778" meta:non-whitespace-character-count="691"/>
    <meta:generator>LibreOffice/6.0.4.2$Linux_X86_64 LibreOffice_project/00m0$Build-2</meta:generator>
  </office:meta>
</office:document-meta>
</file>